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3">
      <style:paragraph-properties fo:text-align="start" style:justify-single-word="false"/>
      <style:text-properties officeooo:paragraph-rsid="00038e33"/>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text-align="start" style:justify-single-word="false"/>
      <style:text-properties style:font-name="Ubuntu" fo:font-size="22pt" style:font-size-asian="22pt" style:font-size-complex="22pt"/>
    </style:style>
    <style:style style:name="P4" style:family="paragraph" style:parent-style-name="Preformatted_20_Text" style:list-style-name="L2">
      <style:paragraph-properties fo:text-align="start" style:justify-single-word="false"/>
      <style:text-properties style:font-name="Ubuntu" fo:font-size="18pt" officeooo:paragraph-rsid="00038e33" style:font-size-asian="18pt" style:font-size-complex="18pt"/>
    </style:style>
    <style:style style:name="P5" style:family="paragraph" style:parent-style-name="Preformatted_20_Text" style:list-style-name="L2">
      <style:paragraph-properties fo:text-align="center" style:justify-single-word="false"/>
      <style:text-properties style:font-name="Ubuntu" fo:font-size="18pt" officeooo:rsid="00038e33" officeooo:paragraph-rsid="00038e33" style:font-size-asian="18pt" style:font-size-complex="18pt"/>
    </style:style>
    <style:style style:name="P6" style:family="paragraph" style:parent-style-name="Preformatted_20_Text">
      <style:paragraph-properties fo:text-align="start" style:justify-single-word="false"/>
    </style:style>
    <style:style style:name="P7" style:family="paragraph" style:parent-style-name="Preformatted_20_Text" style:list-style-name="L2">
      <style:paragraph-properties fo:text-align="start" style:justify-single-word="false"/>
      <style:text-properties officeooo:paragraph-rsid="00038e33"/>
    </style:style>
    <style:style style:name="P8" style:family="paragraph">
      <style:paragraph-properties fo:text-align="center"/>
    </style:style>
    <style:style style:name="T1" style:family="text">
      <style:text-properties style:font-name="Dyuthi"/>
    </style:style>
    <style:style style:name="T2" style:family="text">
      <style:text-properties style:font-name="Dyuthi" fo:font-size="22pt" style:font-size-asian="22pt" style:font-size-complex="22pt"/>
    </style:style>
    <style:style style:name="T3" style:family="text">
      <style:text-properties style:font-name="Dyuthi" fo:font-size="22pt" style:text-underline-style="solid" style:text-underline-width="auto" style:text-underline-color="font-color" style:font-size-asian="22pt" style:font-size-complex="22pt"/>
    </style:style>
    <style:style style:name="T4" style:family="text">
      <style:text-properties fo:font-size="14pt" style:font-size-asian="14pt" style:font-size-complex="14pt"/>
    </style:style>
    <style:style style:name="T5" style:family="text">
      <style:text-properties style:font-name="Ubuntu" fo:font-size="14pt" style:font-size-asian="14pt" style:font-size-complex="14pt"/>
    </style:style>
    <style:style style:name="T6" style:family="text">
      <style:text-properties style:font-name="Ubuntu" fo:font-size="24pt" style:font-size-asian="24pt" style:font-size-complex="24pt"/>
    </style:style>
    <style:style style:name="T7" style:family="text">
      <style:text-properties style:font-name="Ubuntu" fo:font-size="22pt" style:font-size-asian="22pt" style:font-size-complex="22pt"/>
    </style:style>
    <style:style style:name="T8" style:family="text">
      <style:text-properties style:font-name="Ubuntu" fo:font-size="16pt" style:font-size-asian="16pt" style:font-size-complex="16pt"/>
    </style:style>
    <style:style style:name="T9" style:family="text">
      <style:text-properties style:font-name="Ubuntu" fo:font-size="18pt"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2.346cm" fo:text-indent="-0.635cm" fo:margin-left="2.3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1cm" fo:text-indent="-0.635cm" fo:margin-left="2.9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16cm" fo:text-indent="-0.635cm" fo:margin-left="3.6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1cm" fo:text-indent="-0.635cm" fo:margin-left="4.2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86cm" fo:text-indent="-0.635cm" fo:margin-left="4.8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1cm" fo:text-indent="-0.635cm" fo:margin-left="8.0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raw:line text:anchor-type="paragraph" draw:z-index="0" draw:name="Shape1" draw:style-name="gr1" draw:text-style-name="P8" svg:x1="-0.004cm" svg:y1="0.025cm" svg:x2="-0.004cm" svg:y2="25.707cm"><text:p/></draw:line><draw:line text:anchor-type="paragraph" draw:z-index="2" draw:name="Shape3" draw:style-name="gr1" draw:text-style-name="P8" svg:x1="17.002cm" svg:y1="25.753cm" svg:x2="17.002cm" svg:y2="0cm"><text:p/></draw:line><draw:line text:anchor-type="paragraph" draw:z-index="3" draw:name="Shape4" draw:style-name="gr1" draw:text-style-name="P8" svg:x1="-0.004cm" svg:y1="0.025cm" svg:x2="17.002cm" svg:y2="0cm"><text:p/></draw:line><text:s text:c="6"/></text:p>
      <text:p text:style-name="P2"><text:s text:c="5"/><text:span text:style-name="T2"><text:s/></text:span><text:span text:style-name="T3">“REPORT ON SOCKET QUIZ”</text:span></text:p>
      <text:p text:style-name="P2"><text:span text:style-name="T3"/></text:p>
      <text:p text:style-name="Preformatted_20_Text"/>
      <text:list xml:id="list1054943902" text:style-name="L3">
        <text:list-item>
          <text:p text:style-name="P1"><text:span text:style-name="T9">Open 4 terminals in a minimized form. And the run the server.py file in first terminal. Run the client.py file in all the other three terminals. </text:span></text:p>
          <text:p text:style-name="P1"><text:span text:style-name="T9"/></text:p>
        </text:list-item>
      </text:list>
      <text:list xml:id="list2559912104" text:style-name="L2">
        <text:list-item>
          <text:p text:style-name="P7"><text:span text:style-name="T9">Once you run, give any four digit port number to the server. And enter the same port number in other three client terminals.</text:span></text:p>
          <text:p text:style-name="P7"><text:span text:style-name="T9"/></text:p>
        </text:list-item>
        <text:list-item>
          <text:p text:style-name="P4">Once all the three terminals are joined, The game begins.</text:p>
          <text:p text:style-name="P4"/>
        </text:list-item>
        <text:list-item>
          <text:p text:style-name="P4">Each player has 10 seconds to ring the buzzer. The Buzzer can be pressed by pressing any key followed by an Enter key. Once, the buzzer is pressed, the player has to answer the question. While the other two players need to wait for the next question.</text:p>
          <text:p text:style-name="P4"/>
        </text:list-item>
        <text:list-item>
          <text:p text:style-name="P4">There are 20 questions. Each correct answer brings you 1 point. And wrong answer deducts half a point. If no answer is given, the score remains same.</text:p>
          <text:p text:style-name="P4"/>
        </text:list-item>
        <text:list-item>
          <text:p text:style-name="P4">The first player to reach a total of 5 or greater than 5 would win the game.</text:p>
          <text:p text:style-name="P4"/>
        </text:list-item>
        <text:list-item>
          <text:p text:style-name="P4">Please note that, once Buzzer is pressed, THE ANSWER IS TO BE GIVEN ONLY IN CAPITAL LETTERS. And if answer is a number, please enter the number in words. No tension is needed as all the answers are one word answers.</text:p>
          <text:p text:style-name="P4"/>
          <text:p text:style-name="P5">HAPPY GAMING!!</text:p>
        </text:list-item>
      </text:list>
      <text:p text:style-name="P6"><draw:line text:anchor-type="paragraph" draw:z-index="4" draw:name="Shape2" draw:style-name="gr1" draw:text-style-name="P8" svg:x1="0.141cm" svg:y1="0.612cm" svg:x2="17.002cm" svg:y2="0.637cm"><text:p/></draw:line><text:s/></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line text:anchor-type="paragraph" draw:z-index="1" draw:name="Shape2" draw:style-name="gr1" draw:text-style-name="P8" svg:x1="-0.004cm" svg:y1="17.724cm" svg:x2="16.857cm" svg:y2="17.749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6T07:42:38.524498114</dc:date>
    <meta:editing-duration>PT5M41S</meta:editing-duration>
    <meta:editing-cycles>1</meta:editing-cycles>
    <meta:document-statistic meta:table-count="0" meta:image-count="0" meta:object-count="0" meta:page-count="2" meta:paragraph-count="18" meta:word-count="212" meta:character-count="1081" meta:non-whitespace-character-count="879"/>
    <meta:generator>LibreOffice/6.0.7.3$Linux_X86_64 LibreOffice_project/00m0$Build-3</meta:generator>
  </office:meta>
</office:document-meta>
</file>